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eeea8"/>
    </style:style>
    <style:style style:name="P2" style:family="paragraph" style:parent-style-name="Text_20_body" style:list-style-name="L1">
      <style:text-properties officeooo:paragraph-rsid="001eeea8"/>
    </style:style>
    <style:style style:name="P3" style:family="paragraph" style:parent-style-name="Text_20_body" style:list-style-name="L1">
      <style:text-properties officeooo:rsid="00222c00" officeooo:paragraph-rsid="00222c00"/>
    </style:style>
    <style:style style:name="P4" style:family="paragraph" style:parent-style-name="Text_20_body" style:list-style-name="L1">
      <style:text-properties officeooo:rsid="0025b0ad" officeooo:paragraph-rsid="0025b0ad"/>
    </style:style>
    <style:style style:name="T1" style:family="text">
      <style:text-properties fo:font-variant="small-caps"/>
    </style:style>
    <style:style style:name="T2" style:family="text">
      <style:text-properties officeooo:rsid="0023c69b"/>
    </style:style>
    <style:style style:name="T3" style:family="text">
      <style:text-properties officeooo:rsid="002a95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9:1-24</text:h>
      <text:h text:style-name="P1" text:outline-level="2"><text:bookmark text:name="en-GNT-2908"/>Aaron Offers Sacrifices</text:h>
      <text:list xml:id="list4019877514" text:style-name="L1">
        <text:list-item>
          <text:p text:style-name="P2">The day after the ordination rites were completed, Moses called Aaron and his sons and the leaders of Israel. He said to Aaron, “Take a young bull and a ram without any defects and offer them to the <text:span text:style-name="T1">Lord</text:span>, the bull for a sin offering and the ram for a burnt offering. Then tell the people of Israel to take a male goat for a sin offering, a one-year-old calf, and a one-year-old lamb without any defects for a burnt offering, and a bull and a ram for a fellowship offering. They are to sacrifice them to the <text:span text:style-name="T1">Lord</text:span> with the grain offering mixed with oil. They must do this because the <text:span text:style-name="T1">Lord</text:span> will appear to them today.” They brought to the front of the Tent everything that Moses had commanded, and the whole community assembled there to worship the <text:span text:style-name="T1">Lord</text:span>. Moses said, “The <text:span text:style-name="T1">Lord</text:span> has commanded you to do all this, so that the dazzling light of his presence can appear to you.” Then he said to Aaron, “Go to the altar and offer the sin offering and the burnt offering to take away your sins and the sins of the people. Present this offering to take away the sins of the people, just as the <text:span text:style-name="T1">Lord</text:span> commanded.” Aaron went to the altar and killed the young bull which was for his own sin offering. His sons brought him the blood, and he dipped his finger in it, put some of it on the projections at the corners of the altar, and poured out the rest of it at the base of the altar. <text:bookmark text:name="en-GNT-2917"/>Then he burned on the altar the fat, the kidneys, and the best part of the liver, just as the <text:span text:style-name="T1">Lord</text:span> had commanded Moses.<text:bookmark text:name="en-GNT-2918"/> But he burned the meat and the skin outside the camp.<text:bookmark text:name="en-GNT-2919"/> He killed the animal which was for his own burnt offering. His sons brought him the blood, and he threw it on all four sides of the altar. <text:bookmark text:name="en-GNT-2920"/>They handed him the head and the other pieces of the animal, and he burned them on the altar. <text:bookmark text:name="en-GNT-2921"/>Then he washed the internal organs and the hind legs and burned them on the altar on top of the rest of the burnt offering.<text:bookmark text:name="en-GNT-2922"/> After that, he presented the people's offerings. He took the goat that was to be offered for the people's sins, killed it, and offered it, as he had done with his own sin offering. <text:bookmark text:name="en-GNT-2923"/>He also brought the animal for the burnt offering and offered it according to the regulations. <text:bookmark text:name="en-GNT-2924"/>He presented the grain offering and took a handful of flour and burned it on the altar. (This was in addition to the daily burnt offering.) <text:bookmark text:name="en-GNT-2925"/>He killed the bull and the ram as a fellowship offering for the people. His sons brought him the blood, and he threw it on all four sides of the altar. <text:bookmark text:name="en-GNT-2926"/>Aaron put the fat parts of the bull and the ram <text:bookmark text:name="en-GNT-2927"/>on top of the breasts of the animals and carried it all to the altar. He burned the fat on the altar <text:bookmark text:name="en-GNT-2928"/>and presented the breasts and the right hind legs as the special gift to the <text:span text:style-name="T1">Lord</text:span> for the priests, as Moses had commanded.<text:bookmark text:name="en-GNT-2929"/> When Aaron had finished all the sacrifices, he raised his hands over the people and blessed them, and then stepped down. <text:bookmark text:name="en-GNT-2930"/>Moses and Aaron went into the Tent of the <text:span text:style-name="T1">Lord</text:span>'s presence, and when they came out, they blessed the people, and the dazzling light of the <text:span text:style-name="T1">Lord</text:span>'s presence appeared to all the people. <text:bookmark text:name="en-GNT-2931"/>Suddenly the <text:span text:style-name="T1">Lord</text:span> sent a fire, and it consumed the burnt offering and the fat parts on the altar. When the people saw it, they all shouted and bowed down with their faces to the ground.</text:p>
        </text:list-item>
        <text:list-item>
          <text:p text:style-name="P3">The day after Aarons ordination he offered a sacrife, it was for for cleansing of his sins and of the people of Israel and also for fellowship. This was done because the Lord was going to be in their presence. The Lord is pure and is disgusted by sin hence he won’t be in the presence of sinners. The offerings were to cleanse the people. After the offering the Lord <text:soft-page-break/>announced his presence by his dazzling light and also sent a fire that consumed the offerings on the alter. All people <text:span text:style-name="T2">saw this, they shouted and bowed with their faces to the ground.</text:span></text:p>
        </text:list-item>
        <text:list-item>
          <text:p text:style-name="P4">The Lord lives, he showed himself in the past and will still do so today, the Lord doesn’t come where there is sin, Jesus Christ blood cleanses us so that we can be in the presence of the Lord <text:span text:style-name="T3">God.</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2T07:14:37.921518179</meta:creation-date>
    <dc:date>2022-03-12T07:33:13.116390503</dc:date>
    <meta:editing-duration>PT7M13S</meta:editing-duration>
    <meta:editing-cycles>4</meta:editing-cycles>
    <meta:generator>LibreOffice/6.4.7.2$Linux_X86_64 LibreOffice_project/40$Build-2</meta:generator>
    <meta:document-statistic meta:table-count="0" meta:image-count="0" meta:object-count="0" meta:page-count="2" meta:paragraph-count="5" meta:word-count="776" meta:character-count="4016" meta:non-whitespace-character-count="3248"/>
  </office:meta>
</office:document-meta>
</file>